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-0.127cm" fo:padding-bottom="-0.025cm" fo:padding-left="0.288cm" fo:padding-right="0.288cm" draw:shadow="hidden" draw:shadow-offset-x="0.305cm" draw:shadow-offset-y="0.305cm" draw:shadow-color="#cccccc" draw:shadow-opacity="20%"/>
    </style:style>
    <style:style style:name="gr2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0.163cm" fo:padding-bottom="0.025cm" fo:padding-left="0.288cm" fo:padding-right="0.288cm" draw:shadow="hidden" draw:shadow-offset-x="0.305cm" draw:shadow-offset-y="0.305cm" draw:shadow-color="#cccccc" draw:shadow-opacity="20%"/>
    </style:style>
    <style:style style:name="gr3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025cm" fo:padding-bottom="0.025cm" fo:padding-left="0.262cm" fo:padding-right="0.262cm" draw:shadow-offset-x="0.305cm" draw:shadow-offset-y="0.305cm" draw:shadow-color="#cccccc" draw:shadow-opacity="20%"/>
    </style:style>
    <style:style style:name="gr4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-0.025cm" fo:padding-bottom="0.025cm" fo:padding-left="0.262cm" fo:padding-right="0.262cm" draw:shadow-offset-x="0.305cm" draw:shadow-offset-y="0.305cm" draw:shadow-color="#cccccc" draw:shadow-opacity="20%"/>
    </style:style>
    <style:style style:name="gr5" style:family="graphic" style:parent-style-name="standard">
      <style:graphic-properties draw:stroke="none" draw:fill="solid" draw:fill-color="#87a6ca" draw:fill-gradient-name="Gradient_20_8" draw:textarea-vertical-align="bottom" draw:auto-grow-height="false" draw:shadow="hidden" draw:shadow-offset-x="0.305cm" draw:shadow-offset-y="0.305cm" draw:shadow-color="#cccccc" draw:shadow-opacity="20%"/>
    </style:style>
    <style:style style:name="gr6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7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-offset-x="0.305cm" draw:shadow-offset-y="0.305cm" draw:shadow-color="#cccccc" draw:shadow-opacity="20%"/>
    </style:style>
    <style:style style:name="gr8" style:family="graphic" style:parent-style-name="standard">
      <style:graphic-properties svg:stroke-width="0.076cm" svg:stroke-color="#ffffff" draw:marker-start-width="0.314cm" draw:marker-end-width="0.314cm" draw:fill-color="#ccdcee" draw:fill-gradient-name="Gradient_20_10" draw:textarea-vertical-align="bottom" draw:auto-grow-height="false" fo:padding-top="0.163cm" fo:padding-bottom="0.064cm" fo:padding-left="0.288cm" fo:padding-right="0.288cm" draw:shadow-offset-x="0.305cm" draw:shadow-offset-y="0.305cm" draw:shadow-color="#cccccc" draw:shadow-opacity="20%"/>
    </style:style>
    <style:style style:name="gr9" style:family="graphic" style:parent-style-name="standard">
      <style:graphic-properties svg:stroke-width="0.051cm" svg:stroke-color="#ffffff" draw:marker-start-width="0.276cm" draw:marker-end-width="0.276cm" draw:fill-color="#ccdcee" draw:fill-gradient-name="Gradient_20_10" draw:textarea-vertical-align="bottom" draw:auto-grow-height="false" fo:padding-top="0.15cm" fo:padding-bottom="0.051cm" fo:padding-left="0.275cm" fo:padding-right="0.275cm" draw:shadow-offset-x="0.305cm" draw:shadow-offset-y="0.305cm" draw:shadow-color="#cccccc" draw:shadow-opacity="20%"/>
    </style:style>
    <style:style style:name="gr10" style:family="graphic" style:parent-style-name="standard">
      <style:graphic-properties draw:stroke="solid" svg:stroke-width="0.025cm" svg:stroke-color="#ffffff" draw:marker-start-width="0.237cm" draw:marker-end-width="0.237cm" draw:fill="solid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11" style:family="graphic" style:parent-style-name="standard">
      <style:graphic-properties draw:stroke="none" draw:fill-color="#87a6ca" draw:fill-gradient-name="Gradient_20_8" draw:textarea-vertical-align="bottom" draw:auto-grow-height="false" draw:shadow-offset-x="0.305cm" draw:shadow-offset-y="0.305cm" draw:shadow-color="#cccccc" draw:shadow-opacity="20%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stroke="none" svg:stroke-color="#000000" draw:fill="none" draw:fill-color="#ffffff" fo:min-height="1.045cm"/>
    </style:style>
    <style:style style:name="gr15" style:family="graphic" style:parent-style-name="standard">
      <style:graphic-properties svg:stroke-width="0.076cm" svg:stroke-color="#ffffff" draw:marker-start-width="0.314cm" draw:marker-end-width="0.314cm" draw:fill-color="#ccdcee" draw:fill-gradient-name="Gradient_20_10" draw:textarea-vertical-align="middle" draw:auto-grow-height="false" fo:padding-top="0.064cm" fo:padding-bottom="0.064cm" fo:padding-left="0.288cm" fo:padding-right="0.288cm" draw:shadow-offset-x="0.305cm" draw:shadow-offset-y="0.305cm" draw:shadow-color="#cccccc" draw:shadow-opacity="20%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4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Futura Condensed ExtraBold'" style:font-family-generic="swiss" style:font-pitch="variable" fo:font-size="24pt"/>
    </style:style>
    <style:style style:name="P7" style:family="paragraph">
      <style:paragraph-properties fo:margin-left="0cm" fo:margin-right="0cm" fo:text-align="center" fo:text-indent="0cm"/>
      <style:text-properties fo:font-family="'Futura Medium Italic'" style:font-style-name="Italic" style:font-family-generic="swiss" style:font-pitch="variable" fo:font-size="14pt" fo:font-style="italic" fo:font-weight="normal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P9" style:family="paragraph">
      <style:paragraph-properties fo:margin-left="0cm" fo:margin-right="0cm" fo:text-align="center" fo:text-indent="0cm" style:text-autospace="none"/>
      <style:text-properties fo:font-family="'Futura Medium Italic'" style:font-style-name="Italic" style:font-family-generic="swiss" style:font-pitch="variable" fo:font-size="15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1" style:family="text"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2" style:family="text">
      <style:text-properties fo:font-family="'Futura Medium'" style:font-family-generic="swiss" style:font-pitch="variable" fo:font-size="13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3" style:family="text"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4" style:family="text">
      <style:text-properties fo:font-family="'Futura Medium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5" style:family="text"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6" style:family="text">
      <style:text-properties fo:font-family="'Futura Medium Italic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7" style:family="text">
      <style:text-properties fo:font-family="'Futura Condensed ExtraBold'" style:font-family-generic="swiss" style:font-pitch="variable" fo:font-size="24pt"/>
    </style:style>
    <style:style style:name="T8" style:family="text">
      <style:text-properties fo:font-family="'Futura Medium Italic'" style:font-style-name="Italic" style:font-family-generic="swiss" style:font-pitch="variable" fo:font-size="14pt" fo:font-style="italic" fo:font-weight="normal" style:font-size-asian="18pt" style:font-size-complex="18pt"/>
    </style:style>
    <style:style style:name="T9" style:family="text">
      <style:text-properties fo:color="#000000" style:text-outline="false" style:text-line-through-style="none" fo:font-family="'Futura Medium Italic'" style:font-style-name="Italic" style:font-family-generic="swiss" style:font-pitch="variable" fo:font-size="14pt" fo:font-style="italic" fo:text-shadow="none" style:text-underline-style="none" fo:font-weight="normal" style:font-family-asian="Arial-BoldMT" style:font-family-generic-asian="swiss" style:font-size-asian="18pt" style:font-style-asian="normal" style:font-weight-asian="bold" style:font-family-complex="Arial-BoldMT" style:font-family-generic-complex="swiss" style:font-size-complex="18pt" style:font-style-complex="normal" style:font-weight-complex="bold" style:text-emphasize="none" style:font-relief="none"/>
    </style:style>
    <style:style style:name="T10" style:family="text"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T11" style:family="text">
      <style:text-properties fo:font-family="'Futura Medium Italic'" style:font-style-name="Italic" style:font-family-generic="swiss" style:font-pitch="variable" fo:font-size="13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.891cm" svg:height="7.112cm" svg:x="6.198cm" svg:y="7.341cm">
          <text:p text:style-name="P1"><text:span text:style-name="T1">Admin Node1</text:span></text:p>
          <text:p text:style-name="P1"><text:span text:style-name="T2">≥</text:span><text:span text:style-name="T2">4 cores, ≥8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7.112cm" svg:x="15.342cm" svg:y="7.341cm">
          <text:p text:style-name="P1"><text:span text:style-name="T1">Admin Node2</text:span></text:p>
          <text:p text:style-name="P1"><text:span text:style-name="T2">≥</text:span><text:span text:style-name="T2">2 cores, </text:span></text:p>
          <text:p text:style-name="P1"><text:span text:style-name="T2">≥</text:span><text:span text:style-name="T2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7cm" svg:height="0.762cm" svg:x="15.85cm" svg:y="7.849cm">
          <text:p text:style-name="P1"><text:span text:style-name="T3">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7cm" svg:height="0.762cm" svg:x="15.862cm" svg:y="8.738cm">
          <text:p text:style-name="P1"><text:span text:style-name="T3">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58cm" svg:height="0.763cm" svg:x="15.862cm" svg:y="9.625cm">
          <text:p text:style-name="P1"><text:span text:style-name="T3">ad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58cm" svg:height="0.762cm" svg:x="15.862cm" svg:y="11.404cm">
          <text:p text:style-name="P1"><text:span text:style-name="T3">b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58cm" svg:height="0.761cm" svg:x="15.862cm" svg:y="10.515cm">
          <text:p text:style-name="P1"><text:span text:style-name="T3">hsm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937cm" svg:height="4.826cm" svg:x="6.579cm" svg:y="7.722cm">
          <text:p/>
          <draw:enhanced-geometry svg:viewBox="0 0 21600 21600" draw:path-stretchpoint-x="10800" draw:path-stretchpoint-y="10800" draw:text-areas="?f3 ?f4 ?f5 ?f6" draw:type="round-rectangle" draw:modifiers="1877.246063599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94cm" svg:height="0.762cm" svg:x="7.087cm" svg:y="7.976cm">
          <text:p text:style-name="P1"><text:span text:style-name="T3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94cm" svg:height="0.761cm" svg:x="7.087cm" svg:y="8.866cm">
          <text:p text:style-name="P1"><text:span text:style-name="T3">ht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94cm" svg:height="0.762cm" svg:x="7.087cm" svg:y="9.754cm">
          <text:p text:style-name="P1"><text:span text:style-name="T3">m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94cm" svg:height="0.762cm" svg:x="7.087cm" svg:y="10.643cm">
          <text:p text:style-name="P1"><text:span text:style-name="T3">Inf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0.762cm" svg:x="7.087cm" svg:y="11.532cm">
          <text:p text:style-name="P1"><text:span text:style-name="T3">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81cm" svg:height="4.445cm" svg:x="15.342cm" svg:y="14.58cm">
          <text:p text:style-name="P1"><text:span text:style-name="T4">SRM Node</text:span></text:p>
          <text:p text:style-name="P1"><text:span text:style-name="T2">≥</text:span><text:span text:style-name="T2">2 cores, </text:span></text:p>
          <text:p text:style-name="P1"><text:span text:style-name="T2">≥</text:span><text:span text:style-name="T2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048cm" svg:height="0.762cm" svg:x="15.723cm" svg:y="14.988cm">
          <text:p text:style-name="P1"><text:span text:style-name="T5">SRM+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1cm" svg:height="6.35cm" svg:x="19.406cm" svg:y="7.341cm">
          <text:p text:style-name="P1"><text:span text:style-name="T4">pNFS Node</text:span></text:p>
          <text:p text:style-name="P1"><text:span text:style-name="T2">≥</text:span><text:span text:style-name="T2">2 cores, </text:span></text:p>
          <text:p text:style-name="P1"><text:span text:style-name="T2">≥</text:span><text:span text:style-name="T2">8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794cm" svg:height="0.762cm" svg:x="19.914cm" svg:y="7.849cm">
          <text:p text:style-name="P1"><text:span text:style-name="T5">pN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794cm" svg:height="0.762cm" svg:x="19.914cm" svg:y="8.738cm">
          <text:p text:style-name="P1"><text:span text:style-name="T5">pnf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11cm" svg:height="4.418cm" svg:x="6.197cm" svg:y="14.58cm">
          <text:p text:style-name="P1"><text:span text:style-name="T4">Pool Node1</text:span></text:p>
          <text:p text:style-name="P1"><text:span text:style-name="T2">≥</text:span><text:span text:style-name="T2">2 cores, GigE</text:span></text:p>
          <text:p text:style-name="P1"><text:span text:style-name="T2">≥</text:span><text:span text:style-name="T2">4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985cm" svg:height="0.762cm" svg:x="6.642cm" svg:y="14.835cm">
          <text:p text:style-name="P1"><text:span text:style-name="T5">poo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985cm" svg:height="0.762cm" svg:x="6.642cm" svg:y="15.723cm">
          <text:p text:style-name="P1"><text:span text:style-name="T5">(do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937cm" svg:height="2.159cm" svg:x="10.771cm" svg:y="7.722cm">
          <text:p/>
          <draw:enhanced-geometry svg:viewBox="0 0 21600 21600" draw:path-stretchpoint-x="10800" draw:path-stretchpoint-y="10800" draw:text-areas="?f3 ?f4 ?f5 ?f6" draw:type="round-rectangle" draw:modifiers="2864.305177111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429cm" svg:height="0.762cm" svg:x="11.025cm" svg:y="7.976cm">
          <text:p text:style-name="P1"><text:span text:style-name="T5">gPLAZ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429cm" svg:height="0.762cm" svg:x="11.025cm" svg:y="8.865cm">
          <text:p text:style-name="P1"><text:span text:style-name="T5">replica (do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937cm" svg:height="1.27cm" svg:x="10.77cm" svg:y="10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57.806350039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076cm" svg:height="0.762cm" svg:x="11.151cm" svg:y="10.199cm">
          <text:p text:style-name="P1"><text:span text:style-name="T5">(do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11cm" svg:height="4.418cm" svg:x="11.277cm" svg:y="14.607cm">
          <text:p text:style-name="P1"><text:span text:style-name="T4">Pool Node</text:span><text:span text:style-name="T6">N</text:span></text:p>
          <text:p text:style-name="P1"><text:span text:style-name="T2">≥</text:span><text:span text:style-name="T2">2 cores, GigE</text:span></text:p>
          <text:p text:style-name="P1"><text:span text:style-name="T2">≥</text:span><text:span text:style-name="T2">4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985cm" svg:height="0.762cm" svg:x="11.722cm" svg:y="14.862cm">
          <text:p text:style-name="P1"><text:span text:style-name="T5">poo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985cm" svg:height="0.762cm" svg:x="11.722cm" svg:y="15.75cm">
          <text:p text:style-name="P1"><text:span text:style-name="T5">(do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1.778cm" svg:height="1.335cm" svg:x="9.754cm" svg:y="15.85cm">
          <draw:text-box>
            <text:p text:style-name="P5"><text:span text:style-name="T7">. . .</text:span></text:p>
          </draw:text-box>
        </draw:frame>
        <draw:frame draw:style-name="gr13" draw:text-style-name="P7" draw:layer="layout" svg:width="16.256cm" svg:height="1.012cm" svg:x="6.579cm" svg:y="19.283cm">
          <draw:text-box>
            <text:p text:style-name="P5"><text:span text:style-name="T8">All running </text:span><text:span text:style-name="T9">Scientific Linux 4.x (2.6.x kernel)</text:span></text:p>
          </draw:text-box>
        </draw:frame>
        <draw:frame draw:style-name="gr14" draw:text-style-name="P8" draw:layer="layout" svg:width="17.018cm" svg:height="1.295cm" svg:x="6.198cm" svg:y="6.071cm">
          <draw:text-box>
            <text:p text:style-name="P5"><text:span text:style-name="T10">OSG Tier 1 dCache Installation</text:span></text:p>
          </draw:text-box>
        </draw:frame>
        <draw:custom-shape draw:style-name="gr15" draw:text-style-name="P9" draw:layer="layout" svg:width="3.81cm" svg:height="4.953cm" svg:x="19.406cm" svg:y="14.072cm">
          <text:p text:style-name="P1"><text:span text:style-name="T11"><text:s/></text:span><text:span text:style-name="T11">pNFS hot </text:span></text:p>
          <text:p text:style-name="P1"><text:span text:style-name="T11">standby</text:span></text:p>
          <text:p text:style-name="P1"><text:span text:style-name="T11">machine </text:span></text:p>
          <text:p text:style-name="P1"><text:span text:style-name="T11">+</text:span></text:p>
          <text:p text:style-name="P1"><text:span text:style-name="T11">pNFS database </text:span></text:p>
          <text:p text:style-name="P1"><text:span text:style-name="T11">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ff" draw:end-color="#0099ff" draw:start-intensity="100%" draw:end-intensity="100%" draw:angle="0" draw:border="30%"/>
    <draw:gradient draw:name="Gradient_20_8" draw:display-name="Gradient 8" draw:style="linear" draw:start-color="#ffff00" draw:end-color="#b3b300" draw:start-intensity="100%" draw:end-intensity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Forrest Christian</meta:initial-creator>
    <meta:creation-date>2007-02-01T09:50:58</meta:creation-date>
    <dc:creator>Forrest Christian</dc:creator>
    <dc:date>2007-03-16T10:49:26</dc:date>
    <dc:language>en-US</dc:language>
    <meta:editing-cycles>13</meta:editing-cycles>
    <meta:editing-duration>PT3H34M3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